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6.85cm" fo:min-width="11.6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7.706cm" fo:min-width="2.752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2.549cm"/>
      <style:paragraph-properties style:writing-mode="lr-tb"/>
    </style:style>
    <style:style style:name="gr5" style:family="graphic" style:parent-style-name="standard">
      <style:graphic-properties draw:stroke="none" draw:fill="none" fo:min-height="2.643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0.949cm"/>
      <style:paragraph-properties style:writing-mode="lr-tb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7.712cm" fo:min-width="2.752cm"/>
    </style:style>
    <style:style style:name="gr9" style:family="graphic" style:parent-style-name="standard">
      <style:graphic-properties draw:stroke="none" draw:fill="none" fo:min-height="1.043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16.777cm" fo:min-width="2.752cm"/>
    </style:style>
    <style:style style:name="gr12" style:family="graphic" style:parent-style-name="standard">
      <style:graphic-properties draw:stroke="dash" draw:stroke-dash="Long_20_Dash" draw:fill="none" fo:min-height="0.85cm"/>
      <style:paragraph-properties style:writing-mode="lr-tb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standard">
      <style:graphic-properties draw:stroke="dash" draw:stroke-dash="Long_20_Dash" draw:fill="none" fo:min-height="1.423cm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dash" draw:stroke-dash="Long_20_Dash" svg:stroke-linecap="butt" draw:fill="none" draw:fill-color="#ffffff" draw:textarea-horizontal-align="justify" draw:textarea-vertical-align="middle" draw:auto-grow-height="false" fo:min-height="17.046cm" fo:min-width="2.752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cm" svg:height="7.1cm" svg:x="4.395cm" svg:y="2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52cm" svg:height="7.956cm" draw:transform="rotate (0.470017167562073) translate (1.5cm 3.673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71cm" svg:height="0.963cm" svg:x="3.117cm" svg:y="4.494cm">
          <draw:text-box>
            <text:p>dz</text:p>
          </draw:text-box>
        </draw:frame>
        <draw:frame draw:style-name="gr4" draw:text-style-name="P2" draw:layer="layout" svg:width="2.178cm" svg:height="2.799cm" svg:x="5.017cm" svg:y="8.294cm">
          <draw:text-box>
            <text:p>alx0</text:p>
          </draw:text-box>
        </draw:frame>
        <draw:frame draw:style-name="gr5" draw:text-style-name="P2" draw:layer="layout" svg:width="2.178cm" svg:height="2.893cm" svg:x="4.417cm" svg:y="4.5cm">
          <draw:text-box>
            <text:p>°ax0</text:p>
          </draw:text-box>
        </draw:frame>
        <draw:frame draw:style-name="gr4" draw:text-style-name="P2" draw:layer="layout" svg:width="2.178cm" svg:height="2.799cm" svg:x="6.517cm" svg:y="9.295cm">
          <draw:text-box>
            <text:p>°ax0</text:p>
          </draw:text-box>
        </draw:frame>
        <draw:frame draw:style-name="gr4" draw:text-style-name="P2" draw:layer="layout" svg:width="2.178cm" svg:height="2.799cm" svg:x="6.517cm" svg:y="9.296cm">
          <draw:text-box>
            <text:p>°ax0</text:p>
          </draw:text-box>
        </draw:frame>
        <draw:frame draw:style-name="gr4" draw:text-style-name="P2" draw:layer="layout" svg:width="2.178cm" svg:height="2.799cm" svg:x="5.922cm" svg:y="10.3cm">
          <draw:text-box>
            <text:p>dlx0</text:p>
          </draw:text-box>
        </draw:frame>
        <draw:line draw:style-name="gr6" draw:text-style-name="P3" draw:layer="layout" svg:x1="5.095cm" svg:y1="10.801cm" svg:x2="5.095cm" svg:y2="9.301cm">
          <text:p/>
        </draw:line>
        <draw:frame draw:style-name="gr4" draw:text-style-name="P2" draw:layer="layout" svg:width="2.178cm" svg:height="2.799cm" svg:x="6.295cm" svg:y="5.102cm">
          <draw:text-box>
            <text:p>dlz0</text:p>
          </draw:text-box>
        </draw:frame>
        <draw:frame draw:style-name="gr7" draw:text-style-name="P2" draw:layer="layout" svg:width="2.178cm" svg:height="1.199cm" svg:x="4.917cm" svg:y="9.301cm">
          <draw:text-box>
            <text:p>dlz02</text:p>
          </draw:text-box>
        </draw:frame>
        <draw:custom-shape draw:style-name="gr1" draw:text-style-name="P1" draw:layer="layout" svg:width="12.1cm" svg:height="7.1cm" svg:x="4.396cm" svg:y="13.7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52cm" svg:height="7.962cm" draw:transform="skewX (7.19066980987095E-017) rotate (-0.473856891916461) translate (5.233cm 12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171cm" svg:height="0.963cm" svg:x="3.118cm" svg:y="16.686cm">
          <draw:text-box>
            <text:p>dz</text:p>
          </draw:text-box>
        </draw:frame>
        <draw:frame draw:style-name="gr4" draw:text-style-name="P2" draw:layer="layout" svg:width="2.178cm" svg:height="2.799cm" svg:x="2cm" svg:y="19.701cm">
          <draw:text-box>
            <text:p>alx0</text:p>
          </draw:text-box>
        </draw:frame>
        <draw:frame draw:style-name="gr9" draw:text-style-name="P2" draw:layer="layout" svg:width="2.178cm" svg:height="1.293cm" svg:x="3.3cm" svg:y="15.507cm">
          <draw:text-box>
            <text:p>°ax0</text:p>
          </draw:text-box>
        </draw:frame>
        <draw:frame draw:style-name="gr4" draw:text-style-name="P2" draw:layer="layout" svg:width="2.178cm" svg:height="2.799cm" svg:x="0.322cm" svg:y="20.5cm">
          <draw:text-box>
            <text:p>°ax0</text:p>
          </draw:text-box>
        </draw:frame>
        <draw:line draw:style-name="gr6" draw:text-style-name="P3" draw:layer="layout" svg:x1="3.7cm" svg:y1="22.1cm" svg:x2="3.7cm" svg:y2="20.6cm">
          <text:p/>
        </draw:line>
        <draw:frame draw:style-name="gr4" draw:text-style-name="P2" draw:layer="layout" svg:width="2.178cm" svg:height="2.799cm" svg:x="6.296cm" svg:y="16.602cm">
          <draw:text-box>
            <text:p>dlz</text:p>
          </draw:text-box>
        </draw:frame>
        <draw:frame draw:style-name="gr4" draw:text-style-name="P2" draw:layer="layout" svg:width="1.9cm" svg:height="2.799cm" svg:x="2.8cm" svg:y="20.701cm">
          <draw:text-box>
            <text:p>dlz2</text:p>
          </draw:text-box>
        </draw:frame>
        <draw:frame draw:style-name="gr4" draw:text-style-name="P2" draw:layer="layout" svg:width="2.178cm" svg:height="2.799cm" svg:x="1.522cm" svg:y="21.501cm">
          <draw:text-box>
            <text:p>dlx</text:p>
          </draw:text-box>
        </draw:frame>
        <draw:line draw:style-name="gr6" draw:text-style-name="P3" draw:layer="layout" svg:x1="1cm" svg:y1="20.7cm" svg:x2="4.5cm" svg:y2="20.7cm">
          <text:p/>
        </draw:line>
        <draw:frame draw:style-name="gr4" draw:text-style-name="P2" draw:layer="layout" svg:width="2.4cm" svg:height="2.799cm" svg:x="5.2cm" svg:y="12.8cm">
          <draw:text-box>
            <text:p>dlz02</text:p>
          </draw:text-box>
        </draw:frame>
        <draw:line draw:style-name="gr6" draw:text-style-name="P3" draw:layer="layout" svg:x1="5.2cm" svg:y1="13.8cm" svg:x2="5.2cm" svg:y2="12.3cm">
          <text:p/>
        </draw:line>
        <draw:custom-shape draw:style-name="gr2" draw:text-style-name="P1" draw:layer="layout" svg:width="3.252cm" svg:height="7.956cm" draw:transform="rotate (-0.4923573819876) translate (16.461cm 2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178cm" svg:height="2.893cm" svg:x="15.5cm" svg:y="3.807cm">
          <draw:text-box>
            <text:p>°ax1</text:p>
          </draw:text-box>
        </draw:frame>
        <draw:frame draw:style-name="gr4" draw:text-style-name="P2" draw:layer="layout" svg:width="2.178cm" svg:height="2.799cm" svg:x="13.9cm" svg:y="8.4cm">
          <draw:text-box>
            <text:p>alx1</text:p>
          </draw:text-box>
        </draw:frame>
        <draw:frame draw:style-name="gr4" draw:text-style-name="P2" draw:layer="layout" svg:width="2.178cm" svg:height="2.799cm" svg:x="15.322cm" svg:y="9.5cm">
          <draw:text-box>
            <text:p>dlz12</text:p>
          </draw:text-box>
        </draw:frame>
        <draw:line draw:style-name="gr6" draw:text-style-name="P3" draw:layer="layout" svg:x1="15.6cm" svg:y1="10.8cm" svg:x2="15.6cm" svg:y2="9.3cm">
          <text:p/>
        </draw:line>
        <draw:frame draw:style-name="gr5" draw:text-style-name="P2" draw:layer="layout" svg:width="2.178cm" svg:height="2.893cm" svg:x="13.322cm" svg:y="9.3cm">
          <draw:text-box>
            <text:p>°ax1</text:p>
          </draw:text-box>
        </draw:frame>
        <draw:frame draw:style-name="gr4" draw:text-style-name="P2" draw:layer="layout" svg:width="2.178cm" svg:height="2.799cm" svg:x="5.922cm" svg:y="10.301cm">
          <draw:text-box>
            <text:p>dlx0</text:p>
          </draw:text-box>
        </draw:frame>
        <draw:frame draw:style-name="gr4" draw:text-style-name="P2" draw:layer="layout" svg:width="2.178cm" svg:height="2.799cm" svg:x="13.3cm" svg:y="10.201cm">
          <draw:text-box>
            <text:p>dlx1</text:p>
          </draw:text-box>
        </draw:frame>
        <draw:frame draw:style-name="gr4" draw:text-style-name="P2" draw:layer="layout" svg:width="2.178cm" svg:height="2.799cm" svg:x="13.322cm" svg:y="4.701cm">
          <draw:text-box>
            <text:p>dlz1</text:p>
          </draw:text-box>
        </draw:frame>
        <draw:frame draw:style-name="gr10" draw:text-style-name="P5" draw:layer="layout" svg:width="3.487cm" svg:height="0.646cm" svg:x="8.735cm" svg:y="14.493cm">
          <draw:text-box>
            <text:p text:style-name="P4"><text:span text:style-name="T1">traverse_a</text:span><text:span text:style-name="T1">ngle_left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3.252cm" svg:height="17.027cm" draw:transform="rotate (0.888198056339914) translate (2.937cm 4.523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cm" svg:y1="2cm" svg:x2="5cm" svg:y2="6.2cm">
          <text:p/>
        </draw:line>
        <draw:line draw:style-name="gr6" draw:text-style-name="P3" draw:layer="layout" svg:x1="5cm" svg:y1="2cm" svg:x2="1.9cm" svg:y2="2cm">
          <text:p/>
        </draw:line>
        <draw:line draw:style-name="gr6" draw:text-style-name="P3" draw:layer="layout" svg:x1="16.2cm" svg:y1="15.3cm" svg:x2="1.9cm" svg:y2="15.3cm">
          <text:p/>
        </draw:line>
        <draw:frame draw:style-name="gr3" draw:text-style-name="P2" draw:layer="layout" svg:width="1.171cm" svg:height="0.963cm" svg:x="0.929cm" svg:y="7.837cm">
          <draw:text-box>
            <text:p>a</text:p>
          </draw:text-box>
        </draw:frame>
        <draw:line draw:style-name="gr6" draw:text-style-name="P3" draw:layer="layout" svg:x1="5cm" svg:y1="6.3cm" svg:x2="5cm" svg:y2="16.8cm">
          <text:p/>
        </draw:line>
        <draw:line draw:style-name="gr6" draw:text-style-name="P3" draw:layer="layout" svg:x1="16.1cm" svg:y1="15.3cm" svg:x2="16.1cm" svg:y2="17.1cm">
          <text:p/>
        </draw:line>
        <draw:line draw:style-name="gr6" draw:text-style-name="P3" draw:layer="layout" svg:x1="5cm" svg:y1="16.6cm" svg:x2="16.1cm" svg:y2="16.6cm">
          <text:p/>
        </draw:line>
        <draw:frame draw:style-name="gr3" draw:text-style-name="P2" draw:layer="layout" svg:width="1.171cm" svg:height="0.963cm" svg:x="9.729cm" svg:y="15.7cm">
          <draw:text-box>
            <text:p>b</text:p>
          </draw:text-box>
        </draw:frame>
        <draw:frame draw:style-name="gr12" draw:text-style-name="P2" draw:layer="layout" svg:width="3.1cm" svg:height="1.1cm" svg:x="12.8cm" svg:y="13.8cm">
          <draw:text-box>
            <text:p>°angle_y</text:p>
          </draw:text-box>
        </draw:frame>
        <draw:line draw:style-name="gr6" draw:text-style-name="P3" draw:layer="layout" svg:x1="2.1cm" svg:y1="2cm" svg:x2="2.1cm" svg:y2="15.3cm">
          <text:p/>
        </draw:line>
        <draw:line draw:style-name="gr6" draw:text-style-name="P3" draw:layer="layout" svg:x1="3.2cm" svg:y1="2cm" svg:x2="3.2cm" svg:y2="11cm">
          <text:p/>
        </draw:line>
        <draw:frame draw:style-name="gr13" draw:text-style-name="P2" draw:layer="layout" svg:width="1.5cm" svg:height="1.673cm" svg:x="2.3cm" svg:y="6.027cm">
          <draw:text-box>
            <text:p>a2</text:p>
          </draw:text-box>
        </draw:frame>
        <draw:line draw:style-name="gr6" draw:text-style-name="P3" draw:layer="layout" svg:x1="16.1cm" svg:y1="11cm" svg:x2="16.1cm" svg:y2="15.2cm">
          <text:p/>
        </draw:line>
        <draw:line draw:style-name="gr6" draw:text-style-name="P3" draw:layer="layout" svg:x1="16.2cm" svg:y1="11cm" svg:x2="1.9cm" svg:y2="11cm">
          <text:p/>
        </draw:line>
        <draw:frame draw:style-name="gr13" draw:text-style-name="P2" draw:layer="layout" svg:width="3.4cm" svg:height="1.673cm" svg:x="16.061cm" svg:y="12.388cm">
          <draw:text-box>
            <text:p>a_diff</text:p>
          </draw:text-box>
        </draw:frame>
        <draw:frame draw:style-name="gr14" draw:text-style-name="P2" draw:layer="layout" svg:width="4.8cm" svg:height="1.673cm" svg:x="14.2cm" svg:y="10.127cm">
          <draw:text-box>
            <text:p>°angle_y2</text:p>
          </draw:text-box>
        </draw:frame>
        <draw:frame draw:style-name="gr13" draw:text-style-name="P2" draw:layer="layout" svg:width="3.4cm" svg:height="1.673cm" svg:x="17cm" svg:y="13.827cm">
          <draw:text-box>
            <text:p>dz</text:p>
          </draw:text-box>
        </draw:frame>
        <draw:path draw:style-name="gr15" draw:text-style-name="P3" draw:layer="layout" svg:width="2.064cm" svg:height="1.809cm" draw:transform="rotate (1.71269159498204) translate (12.6999999999941cm 15.2000000000008cm)" svg:viewBox="0 0 2065 1810" svg:d="M0 0c2121 0 2065 1810 2065 1810">
          <text:p/>
        </draw:path>
        <draw:path draw:style-name="gr6" draw:text-style-name="P3" draw:layer="layout" svg:width="0.919cm" svg:height="0.782cm" draw:transform="rotate (1.84917634248799) translate (14.2cm 11cm)" svg:viewBox="0 0 920 783" svg:d="M0 0c728 0 920 783 920 783">
          <text:p/>
        </draw:path>
        <draw:frame draw:style-name="gr12" draw:text-style-name="P2" draw:layer="layout" svg:width="3.1cm" svg:height="1.1cm" svg:x="11.138cm" svg:y="8.9cm">
          <draw:text-box>
            <text:p>dy</text:p>
          </draw:text-box>
        </draw:frame>
        <draw:frame draw:style-name="gr16" draw:text-style-name="P6" draw:layer="layout" svg:width="2.702cm" svg:height="0.553cm" svg:x="11.798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2" draw:layer="layout" svg:width="3.1cm" svg:height="1.1cm" svg:x="13.6cm" svg:y="7.8cm">
          <draw:text-box>
            <text:p>dy2</text:p>
          </draw:text-box>
        </draw:frame>
        <draw:frame draw:style-name="gr16" draw:text-style-name="P6" draw:layer="layout" svg:width="3.398cm" svg:height="0.553cm" svg:x="11.908cm" svg:y="2.2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7" draw:text-style-name="P1" draw:layer="layout" svg:width="3.252cm" svg:height="17.296cm" draw:transform="rotate (0.718028454270467) translate (4.873cm 2.114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1T08:16:40.324000000</meta:creation-date>
    <dc:date>2023-09-24T22:11:38.485641254</dc:date>
    <meta:editing-duration>P2DT6H52M52S</meta:editing-duration>
    <meta:editing-cycles>6</meta:editing-cycles>
    <meta:generator>LibreOffice/7.3.7.2$Linux_X86_64 LibreOffice_project/30$Build-2</meta:generator>
    <meta:document-statistic meta:object-count="59"/>
  </office:meta>
</office:document-meta>
</file>

<file path=Object 1/content.xml><?xml version="1.0" encoding="utf-8"?>
<math xmlns="http://www.w3.org/1998/Math/MathML" display="block">
  <semantics>
    <mrow>
      <mi mathvariant="italic">dy</mi>
      <mo stretchy="false">=</mo>
      <msqrt>
        <mrow>
          <mo fence="true" form="prefix" stretchy="false">(</mo>
          <mrow>
            <mrow>
              <mi>a</mi>
              <mrow>
                <mn>²</mn>
                <mo stretchy="false">+</mo>
                <mi>b</mi>
              </mrow>
              <mn>²</mn>
            </mrow>
          </mrow>
          <mo fence="true" form="postfix" stretchy="false">)</mo>
        </mrow>
      </msqrt>
    </mrow>
    <annotation encoding="StarMath 5.0">dy=sqrt(a²+b²)</annotation>
  </semantics>
</math>
</file>

<file path=Object 2/content.xml><?xml version="1.0" encoding="utf-8"?>
<math xmlns="http://www.w3.org/1998/Math/MathML" display="block">
  <semantics>
    <mrow>
      <mi mathvariant="italic">dy</mi>
      <mrow>
        <mn>2</mn>
        <mo stretchy="false">=</mo>
        <msqrt>
          <mrow>
            <mo fence="true" form="prefix" stretchy="false">(</mo>
            <mrow>
              <mrow>
                <mi mathvariant="italic">dy</mi>
                <mrow>
                  <mn>²</mn>
                  <mo stretchy="false">−</mo>
                  <mi mathvariant="italic">dz</mi>
                </mrow>
                <mn>²</mn>
              </mrow>
            </mrow>
            <mo fence="true" form="postfix" stretchy="false">)</mo>
          </mrow>
        </msqrt>
      </mrow>
    </mrow>
    <annotation encoding="StarMath 5.0">
dy2=sqrt(dy²-dz²)</annotation>
  </semantics>
</math>
</file>